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2.svm" manifest:media-type=""/>
  <manifest:file-entry manifest:full-path="Pictures/TablePreview11.svm" manifest:media-type=""/>
  <manifest:file-entry manifest:full-path="Pictures/TablePreview4.svm" manifest:media-type=""/>
  <manifest:file-entry manifest:full-path="Pictures/TablePreview3.svm" manifest:media-type=""/>
  <manifest:file-entry manifest:full-path="Pictures/TablePreview14.svm" manifest:media-type=""/>
  <manifest:file-entry manifest:full-path="Pictures/TablePreview2.svm" manifest:media-type=""/>
  <manifest:file-entry manifest:full-path="Pictures/TablePreview10.svm" manifest:media-type=""/>
  <manifest:file-entry manifest:full-path="Pictures/TablePreview13.svm" manifest:media-type=""/>
  <manifest:file-entry manifest:full-path="Pictures/TablePreview1.svm" manifest:media-type=""/>
  <manifest:file-entry manifest:full-path="Pictures/TablePreview5.svm" manifest:media-type=""/>
  <manifest:file-entry manifest:full-path="Pictures/TablePreview6.svm" manifest:media-type=""/>
  <manifest:file-entry manifest:full-path="Pictures/TablePreview7.svm" manifest:media-type=""/>
  <manifest:file-entry manifest:full-path="Pictures/TablePreview8.svm" manifest:media-type=""/>
  <manifest:file-entry manifest:full-path="Pictures/TablePreview9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4" style:family="graphic" style:parent-style-name="standard">
      <style:graphic-properties draw:fill-color="#000000" draw:textarea-vertical-align="middle" draw:auto-grow-height="false" fo:min-height="0cm" fo:min-width="0cm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textarea-horizontal-align="justify" draw:textarea-vertical-align="middle" draw:auto-grow-height="false" fo:min-height="0.35cm" fo:min-width="0cm"/>
    </style:style>
    <style:style style:name="gr7" style:family="graphic" style:parent-style-name="standard">
      <style:graphic-properties draw:fill-color="#cc66ff" draw:textarea-horizontal-align="justify" draw:textarea-vertical-align="middle" draw:auto-grow-height="false" fo:min-height="0.35cm" fo:min-width="0cm"/>
    </style:style>
    <style:style style:name="gr8" style:family="graphic" style:parent-style-name="standard">
      <style:graphic-properties draw:fill-color="#ff66cc" draw:textarea-horizontal-align="justify" draw:textarea-vertical-align="middle" draw:auto-grow-height="false" fo:min-height="0.205cm" fo:min-width="0cm"/>
    </style:style>
    <style:style style:name="gr9" style:family="graphic" style:parent-style-name="standard">
      <style:graphic-properties draw:fill-color="#00ff66" draw:textarea-horizontal-align="justify" draw:textarea-vertical-align="middle" draw:auto-grow-height="false" fo:min-height="0.35cm" fo:min-width="0cm"/>
    </style:style>
    <style:style style:name="gr10" style:family="graphic" style:parent-style-name="standard">
      <style:graphic-properties draw:fill-color="#666666" draw:textarea-horizontal-align="justify" draw:textarea-vertical-align="middle" draw:auto-grow-height="false" fo:min-height="0.35cm" fo:min-width="0cm"/>
    </style:style>
    <style:style style:name="gr11" style:family="graphic" style:parent-style-name="standard">
      <style:graphic-properties draw:fill-color="#ff3333" draw:textarea-horizontal-align="justify" draw:textarea-vertical-align="middle" draw:auto-grow-height="false" fo:min-height="0.35cm" fo:min-width="0cm"/>
    </style:style>
    <style:style style:name="gr12" style:family="graphic" style:parent-style-name="standard">
      <style:graphic-properties draw:fill-color="#808080" draw:textarea-horizontal-align="justify" draw:textarea-vertical-align="middle" draw:auto-grow-height="false" fo:min-height="0.35cm" fo:min-width="0cm"/>
    </style:style>
    <style:style style:name="gr13" style:family="graphic" style:parent-style-name="standard">
      <style:graphic-properties draw:textarea-horizontal-align="justify" draw:textarea-vertical-align="middle" draw:auto-grow-height="false" fo:min-height="0.35cm" fo:min-width="0cm"/>
    </style:style>
    <style:style style:name="gr14" style:family="graphic" style:parent-style-name="standard">
      <style:graphic-properties draw:fill-color="#eeeeee" draw:textarea-horizontal-align="justify" draw:textarea-vertical-align="middle" draw:auto-grow-height="false" fo:min-height="0.35cm" fo:min-width="0cm"/>
    </style:style>
    <style:style style:name="gr15" style:family="graphic" style:parent-style-name="standard">
      <style:graphic-properties draw:fill-color="#ff33ff" draw:textarea-horizontal-align="justify" draw:textarea-vertical-align="middle" draw:auto-grow-height="false" fo:min-height="0.35cm" fo:min-width="0cm"/>
    </style:style>
    <style:style style:name="gr16" style:family="graphic" style:parent-style-name="standard">
      <style:graphic-properties draw:fill-color="#99ffff" draw:textarea-horizontal-align="justify" draw:textarea-vertical-align="middle" draw:auto-grow-height="false" fo:min-height="0.35cm" fo:min-width="0cm"/>
    </style:style>
    <style:style style:name="gr17" style:family="graphic" style:parent-style-name="standard">
      <style:graphic-properties draw:fill-color="#ff9999" draw:textarea-horizontal-align="justify" draw:textarea-vertical-align="middle" draw:auto-grow-height="false" fo:min-height="0.35cm" fo:min-width="0cm"/>
    </style:style>
    <style:style style:name="gr18" style:family="graphic" style:parent-style-name="standard">
      <style:graphic-properties draw:fill-color="#dddddd" draw:textarea-horizontal-align="justify" draw:textarea-vertical-align="middle" draw:auto-grow-height="false" fo:min-height="0.35cm" fo:min-width="0cm"/>
    </style:style>
    <style:style style:name="gr19" style:family="graphic" style:parent-style-name="standard">
      <style:graphic-properties draw:fill-color="#ffff00" draw:textarea-horizontal-align="justify" draw:textarea-vertical-align="middle" draw:auto-grow-height="false" fo:min-height="0.35cm" fo:min-width="0cm"/>
    </style:style>
    <style:style style:name="gr20" style:family="graphic" style:parent-style-name="standard">
      <style:graphic-properties draw:fill-color="#cc3300" draw:textarea-horizontal-align="justify" draw:textarea-vertical-align="middle" draw:auto-grow-height="false" fo:min-height="0.35cm" fo:min-width="0cm"/>
    </style:style>
    <style:style style:name="gr21" style:family="graphic" style:parent-style-name="standard">
      <style:graphic-properties draw:fill-color="#cccccc" draw:textarea-horizontal-align="justify" draw:textarea-vertical-align="middle" draw:auto-grow-height="false" fo:min-height="0.35cm" fo:min-width="0cm"/>
    </style:style>
    <style:style style:name="gr22" style:family="graphic" style:parent-style-name="standard">
      <style:graphic-properties draw:fill-color="#ffffff" draw:textarea-horizontal-align="justify" draw:textarea-vertical-align="middle" draw:auto-grow-height="false" fo:min-height="0.35cm" fo:min-width="0cm"/>
    </style:style>
    <style:style style:name="gr23" style:family="graphic" style:parent-style-name="standard">
      <style:graphic-properties draw:fill-color="#ff3333" draw:textarea-horizontal-align="justify" draw:textarea-vertical-align="middle" draw:auto-grow-height="false" fo:min-height="0.35cm" fo:min-width="6.675cm"/>
    </style:style>
    <style:style style:name="gr24" style:family="graphic" style:parent-style-name="standard">
      <style:graphic-properties draw:fill-color="#ffffff" draw:textarea-horizontal-align="justify" draw:textarea-vertical-align="middle" draw:auto-grow-height="false" fo:min-height="1.008cm" fo:min-width="4.701cm" fo:wrap-option="no-wrap"/>
    </style:style>
    <style:style style:name="gr25" style:family="graphic" style:parent-style-name="objectwithoutfill">
      <style:graphic-properties draw:fill="none" draw:fill-color="#ff3333" draw:textarea-vertical-align="middle"/>
    </style:style>
    <style:style style:name="gr26" style:family="graphic" style:parent-style-name="standard">
      <style:graphic-properties draw:fill-color="#eeeeee" draw:textarea-horizontal-align="justify" draw:textarea-vertical-align="middle" draw:auto-grow-height="false" fo:min-height="2.237cm" fo:min-width="3.901cm" fo:wrap-option="no-wrap"/>
    </style:style>
    <style:style style:name="gr27" style:family="graphic" style:parent-style-name="standard">
      <style:graphic-properties draw:fill-color="#eeeeee" draw:textarea-horizontal-align="justify" draw:textarea-vertical-align="middle" draw:auto-grow-height="false" fo:min-height="3.037cm" fo:min-width="3.901cm" fo:wrap-option="no-wrap"/>
    </style:style>
    <style:style style:name="gr28" style:family="graphic" style:parent-style-name="objectwithoutfill">
      <style:graphic-properties draw:fill="none" draw:fill-color="#ff3333" draw:textarea-vertical-align="middle"/>
    </style:style>
    <style:style style:name="gr29" style:family="graphic" style:parent-style-name="objectwithoutfill">
      <style:graphic-properties draw:fill="none" draw:fill-color="#ff66cc" draw:textarea-vertical-align="middle"/>
    </style:style>
    <style:style style:name="gr30" style:family="graphic" style:parent-style-name="standard">
      <style:graphic-properties draw:fill-color="#ffffff" draw:textarea-horizontal-align="justify" draw:textarea-vertical-align="middle" draw:auto-grow-height="false" fo:min-height="1.95cm" fo:min-width="4.901cm"/>
    </style:style>
    <style:style style:name="gr31" style:family="graphic" style:parent-style-name="standard">
      <style:graphic-properties draw:fill-color="#ffffff" draw:textarea-horizontal-align="justify" draw:textarea-vertical-align="middle" draw:auto-grow-height="false" fo:min-height="1.45cm" fo:min-width="3.702cm"/>
    </style:style>
    <style:style style:name="pr1" style:family="presentation" style:parent-style-name="Default-notes">
      <style:graphic-properties draw:fill-color="#ffffff" fo:min-height="13.364cm"/>
    </style:style>
    <style:style style:name="pr2" style:family="presentation" style:parent-style-name="Default-title">
      <style:graphic-properties fo:min-height="3.506cm"/>
    </style:style>
    <style:style style:name="co1" style:family="table-column">
      <style:table-column-properties style:column-width="0.933cm" style:use-optimal-column-width="false"/>
    </style:style>
    <style:style style:name="co2" style:family="table-column">
      <style:table-column-properties style:column-width="0.932cm" style:use-optimal-column-width="false"/>
    </style:style>
    <style:style style:name="co3" style:family="table-column">
      <style:table-column-properties style:column-width="1.353cm" style:use-optimal-column-width="false"/>
    </style:style>
    <style:style style:name="co4" style:family="table-column">
      <style:table-column-properties style:column-width="1.18cm" style:use-optimal-column-width="false"/>
    </style:style>
    <style:style style:name="co5" style:family="table-column">
      <style:table-column-properties style:column-width="1.415cm" style:use-optimal-column-width="false"/>
    </style:style>
    <style:style style:name="co6" style:family="table-column">
      <style:table-column-properties style:column-width="1.519cm" style:use-optimal-column-width="false"/>
    </style:style>
    <style:style style:name="co7" style:family="table-column">
      <style:table-column-properties style:column-width="1.014cm" style:use-optimal-column-width="false"/>
    </style:style>
    <style:style style:name="co8" style:family="table-column">
      <style:table-column-properties style:column-width="1.417cm" style:use-optimal-column-width="false"/>
    </style:style>
    <style:style style:name="co9" style:family="table-column">
      <style:table-column-properties style:column-width="0.899cm" style:use-optimal-column-width="false"/>
    </style:style>
    <style:style style:name="co10" style:family="table-column">
      <style:table-column-properties style:column-width="1.198cm" style:use-optimal-column-width="false"/>
    </style:style>
    <style:style style:name="co11" style:family="table-column">
      <style:table-column-properties style:column-width="0.6cm" style:use-optimal-column-width="false"/>
    </style:style>
    <style:style style:name="co12" style:family="table-column">
      <style:table-column-properties style:column-width="0.712cm" style:use-optimal-column-width="false"/>
    </style:style>
    <style:style style:name="co13" style:family="table-column">
      <style:table-column-properties style:column-width="0.688cm" style:use-optimal-column-width="false"/>
    </style:style>
    <style:style style:name="co14" style:family="table-column">
      <style:table-column-properties style:column-width="0.69cm" style:use-optimal-column-width="false"/>
    </style:style>
    <style:style style:name="co15" style:family="table-column">
      <style:table-column-properties style:column-width="1.246cm" style:use-optimal-column-width="false"/>
    </style:style>
    <style:style style:name="co16" style:family="table-column">
      <style:table-column-properties style:column-width="1.24cm" style:use-optimal-column-width="false"/>
    </style:style>
    <style:style style:name="co17" style:family="table-column">
      <style:table-column-properties style:column-width="1.137cm" style:use-optimal-column-width="false"/>
    </style:style>
    <style:style style:name="co18" style:family="table-column">
      <style:table-column-properties style:column-width="1.351cm" style:use-optimal-column-width="false"/>
    </style:style>
    <style:style style:name="co19" style:family="table-column">
      <style:table-column-properties style:column-width="1.244cm" style:use-optimal-column-width="false"/>
    </style:style>
    <style:style style:name="co20" style:family="table-column">
      <style:table-column-properties style:column-width="1.247cm" style:use-optimal-column-width="false"/>
    </style:style>
    <style:style style:name="co21" style:family="table-column">
      <style:table-column-properties style:column-width="1.249cm" style:use-optimal-column-width="false"/>
    </style:style>
    <style:style style:name="ro1" style:family="table-row">
      <style:table-row-properties style:row-height="0.796cm"/>
    </style:style>
    <style:style style:name="ro2" style:family="table-row">
      <style:table-row-properties style:row-height="0.972cm"/>
    </style:style>
    <style:style style:name="ro3" style:family="table-row">
      <style:table-row-properties style:row-height="0.974cm"/>
    </style:style>
    <style:style style:name="ro4" style:family="table-row">
      <style:table-row-properties style:row-height="0.6cm"/>
    </style:style>
    <style:style style:name="ro5" style:family="table-row">
      <style:table-row-properties style:row-height="1.581cm"/>
    </style:style>
    <style:style style:name="ro6" style:family="table-row">
      <style:table-row-properties style:row-height="1.579cm"/>
    </style:style>
    <style:style style:name="ro7" style:family="table-row">
      <style:table-row-properties style:row-height="1.458cm"/>
    </style:style>
    <style:style style:name="ro8" style:family="table-row">
      <style:table-row-properties style:row-height="1.46cm"/>
    </style:style>
    <style:style style:name="ro9" style:family="table-row">
      <style:table-row-properties style:row-height="1.82cm"/>
    </style:style>
    <style:style style:name="ce1" style:family="table-cell">
      <loext:graphic-properties draw:fill-color="#ff3333"/>
    </style:style>
    <style:style style:name="ce2" style:family="table-cell">
      <loext:graphic-properties draw:fill-color="#00ffff"/>
    </style:style>
    <style:style style:name="ce3" style:family="table-cell">
      <loext:graphic-properties draw:fill-color="#9999ff"/>
    </style:style>
    <style:style style:name="ce4" style:family="table-cell">
      <loext:graphic-properties draw:fill-color="#ff66cc"/>
    </style:style>
    <style:style style:name="ce5" style:family="table-cell">
      <loext:graphic-properties draw:fill-color="#eeeeee"/>
    </style:style>
    <style:style style:name="ce6" style:family="table-cell">
      <loext:graphic-properties draw:fill-color="#ff00cc"/>
    </style:style>
    <style:style style:name="ce7" style:family="table-cell">
      <loext:graphic-properties draw:fill-color="#3333ff"/>
    </style:style>
    <style:style style:name="ce8" style:family="table-cell">
      <loext:graphic-properties draw:fill-color="#ffffff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000000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paragraph-properties fo:text-align="center"/>
    </style:style>
    <style:style style:name="P6" style:family="paragraph">
      <loext:graphic-properties draw:fill-color="#cc66ff"/>
      <style:paragraph-properties fo:text-align="center"/>
    </style:style>
    <style:style style:name="P7" style:family="paragraph">
      <loext:graphic-properties draw:fill-color="#ff66cc"/>
      <style:paragraph-properties fo:text-align="center"/>
    </style:style>
    <style:style style:name="P8" style:family="paragraph">
      <loext:graphic-properties draw:fill-color="#00ff66"/>
      <style:paragraph-properties fo:text-align="center"/>
    </style:style>
    <style:style style:name="P9" style:family="paragraph">
      <loext:graphic-properties draw:fill-color="#666666"/>
      <style:paragraph-properties fo:text-align="center"/>
    </style:style>
    <style:style style:name="P10" style:family="paragraph">
      <loext:graphic-properties draw:fill-color="#ff3333"/>
      <style:paragraph-properties fo:text-align="center"/>
    </style:style>
    <style:style style:name="P11" style:family="paragraph">
      <loext:graphic-properties draw:fill-color="#808080"/>
      <style:paragraph-properties fo:text-align="center"/>
    </style:style>
    <style:style style:name="P12" style:family="paragraph">
      <loext:graphic-properties draw:fill-color="#eeeeee"/>
      <style:paragraph-properties fo:text-align="center"/>
    </style:style>
    <style:style style:name="P13" style:family="paragraph">
      <loext:graphic-properties draw:fill-color="#ff33ff"/>
      <style:paragraph-properties fo:text-align="center"/>
    </style:style>
    <style:style style:name="P14" style:family="paragraph">
      <loext:graphic-properties draw:fill-color="#99ffff"/>
      <style:paragraph-properties fo:text-align="center"/>
    </style:style>
    <style:style style:name="P15" style:family="paragraph">
      <loext:graphic-properties draw:fill-color="#ff9999"/>
      <style:paragraph-properties fo:text-align="center"/>
    </style:style>
    <style:style style:name="P16" style:family="paragraph">
      <loext:graphic-properties draw:fill-color="#dddddd"/>
      <style:paragraph-properties fo:text-align="center"/>
    </style:style>
    <style:style style:name="P17" style:family="paragraph">
      <loext:graphic-properties draw:fill-color="#ffff00"/>
      <style:paragraph-properties fo:text-align="center"/>
    </style:style>
    <style:style style:name="P18" style:family="paragraph">
      <loext:graphic-properties draw:fill-color="#cc3300"/>
      <style:paragraph-properties fo:text-align="center"/>
    </style:style>
    <style:style style:name="P19" style:family="paragraph">
      <loext:graphic-properties draw:fill-color="#cccccc"/>
      <style:paragraph-properties fo:text-align="center"/>
    </style:style>
    <style:style style:name="P20" style:family="paragraph">
      <loext:graphic-properties draw:fill-color="#ffffff"/>
      <style:paragraph-properties fo:text-align="center"/>
    </style:style>
    <style:style style:name="P21" style:family="paragraph">
      <loext:graphic-properties draw:fill="none" draw:fill-color="#ff3333"/>
      <style:paragraph-properties fo:text-align="center"/>
    </style:style>
    <style:style style:name="P22" style:family="paragraph">
      <loext:graphic-properties draw:fill="none" draw:fill-color="#ff66cc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standard" draw:layer="layout" svg:width="4.663cm" svg:height="4.859cm" svg:x="2.076cm" svg:y="5.709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gray3">
              <table:table-cell>
                <text:p>1</text:p>
              </table:table-cell>
              <table:table-cell>
                <text:p>0</text:p>
              </table:table-cell>
              <table:table-cell>
                <text:p>1</text:p>
              </table:table-cell>
              <table:table-cell>
                <text:p>0</text:p>
              </table:table-cell>
              <table:table-cell>
                <text:p>1</text:p>
              </table:table-cell>
            </table:table-row>
            <table:table-row table:style-name="ro2" table:default-cell-style-name="gray2">
              <table:table-cell>
                <text:p>0</text:p>
              </table:table-cell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4</text:p>
              </table:table-cell>
            </table:table-row>
            <table:table-row table:style-name="ro2" table:default-cell-style-name="gray1">
              <table:table-cell>
                <text:p>7</text:p>
              </table:table-cell>
              <table:table-cell>
                <text:p>1</text:p>
              </table:table-cell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</table:table-row>
            <table:table-row table:style-name="ro2" table:default-cell-style-name="gray2">
              <table:table-cell>
                <text:p>1</text:p>
              </table:table-cell>
              <table:table-cell>
                <text:p>0</text:p>
              </table:table-cell>
              <table:table-cell>
                <text:p>1</text:p>
              </table:table-cell>
              <table:table-cell>
                <text:p>0</text:p>
              </table:table-cell>
              <table:table-cell>
                <text:p>1</text:p>
              </table:table-cell>
            </table:table-row>
            <table:table-row table:style-name="ro2" table:default-cell-style-name="gray1">
              <table:table-cell>
                <text:p>0</text:p>
              </table:table-cell>
              <table:table-cell>
                <text:p>1</text:p>
              </table:table-cell>
              <table:table-cell>
                <text:p>0</text:p>
              </table:table-cell>
              <table:table-cell>
                <text:p>1</text:p>
              </table:table-cell>
              <table:table-cell>
                <text:p>0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3.947cm" svg:height="2.915cm" svg:x="10.452cm" svg:y="6.763cm">
          <table:table table:template-name="default" table:use-first-row-styles="true" table:use-banding-rows-styles="true">
            <table:table-column table:style-name="co3"/>
            <table:table-column table:style-name="co4"/>
            <table:table-column table:style-name="co5"/>
            <table:table-row table:style-name="ro2" table:default-cell-style-name="gray3">
              <table:table-cell>
                <text:p><text:s/>1</text:p>
              </table:table-cell>
              <table:table-cell>
                <text:p><text:s/>0</text:p>
              </table:table-cell>
              <table:table-cell>
                <text:p><text:s/>0</text:p>
              </table:table-cell>
            </table:table-row>
            <table:table-row table:style-name="ro2" table:default-cell-style-name="gray2">
              <table:table-cell>
                <text:p><text:s/>0</text:p>
              </table:table-cell>
              <table:table-cell>
                <text:p><text:s/>0</text:p>
              </table:table-cell>
              <table:table-cell>
                <text:p><text:s/>1</text:p>
              </table:table-cell>
            </table:table-row>
            <table:table-row table:style-name="ro2" table:default-cell-style-name="gray1">
              <table:table-cell>
                <text:p>1</text:p>
              </table:table-cell>
              <table:table-cell>
                <text:p>0</text:p>
              </table:table-cell>
              <table:table-cell>
                <text:p><text:s/>1 </text:p>
              </table:table-cell>
            </table:table-row>
          </table:table>
          <draw:image xlink:href="Pictures/TablePreview2.svm" xlink:type="simple" xlink:show="embed" xlink:actuate="onLoad"/>
        </draw:frame>
        <draw:line draw:style-name="gr1" draw:text-style-name="P1" draw:layer="layout" svg:x1="15.4cm" svg:y1="8cm" svg:x2="17.6cm" svg:y2="8cm">
          <text:p/>
        </draw:line>
        <draw:frame draw:style-name="standard" draw:layer="layout" svg:width="3.949cm" svg:height="3.626cm" svg:x="18.549cm" svg:y="6.692cm">
          <table:table table:template-name="default" table:use-first-row-styles="true" table:use-banding-rows-styles="true">
            <table:table-column table:style-name="co6"/>
            <table:table-column table:style-name="co7"/>
            <table:table-column table:style-name="co8"/>
            <table:table-row table:style-name="ro2" table:default-cell-style-name="gray3">
              <table:table-cell>
                <text:p>11</text:p>
              </table:table-cell>
              <table:table-cell>
                <text:p>5</text:p>
              </table:table-cell>
              <table:table-cell>
                <text:p>9</text:p>
              </table:table-cell>
            </table:table-row>
            <table:table-row table:style-name="ro2" table:default-cell-style-name="gray2">
              <table:table-cell>
                <text:p>3</text:p>
              </table:table-cell>
              <table:table-cell>
                <text:p>3</text:p>
              </table:table-cell>
              <table:table-cell>
                <text:p>7</text:p>
              </table:table-cell>
            </table:table-row>
            <table:table-row table:style-name="ro3" table:default-cell-style-name="gray1">
              <table:table-cell>
                <text:p>8</text:p>
              </table:table-cell>
              <table:table-cell>
                <text:p>3</text:p>
              </table:table-cell>
              <table:table-cell>
                <text:p>2</text:p>
                <text:p/>
              </table:table-cell>
            </table:table-row>
          </table:table>
          <draw:image xlink:href="Pictures/TablePreview3.svm" xlink:type="simple" xlink:show="embed" xlink:actuate="onLoad"/>
        </draw:frame>
        <draw:frame draw:style-name="gr2" draw:text-style-name="P2" draw:layer="layout" svg:width="4.6cm" svg:height="0.962cm" svg:x="2.2cm" svg:y="11.6cm">
          <draw:text-box>
            <text:p>5x5 Image</text:p>
          </draw:text-box>
        </draw:frame>
        <draw:frame draw:style-name="gr2" draw:text-style-name="P2" draw:layer="layout" svg:width="3.8cm" svg:height="0.962cm" svg:x="10.6cm" svg:y="10.2cm">
          <draw:text-box>
            <text:p>3x3 Kernel</text:p>
          </draw:text-box>
        </draw:frame>
        <draw:frame draw:style-name="gr3" draw:text-style-name="P2" draw:layer="layout" svg:width="5.6cm" svg:height="1.673cm" svg:x="17.8cm" svg:y="10cm">
          <draw:text-box>
            <text:p><text:s text:c="2"/>3x3 Convolved <text:s text:c="3"/><text:tab/>Image</text:p>
          </draw:text-box>
        </draw:frame>
        <draw:custom-shape draw:style-name="gr4" draw:text-style-name="P3" draw:layer="layout" svg:width="0.4cm" svg:height="0.6cm" svg:x="8.2cm" svg:y="7.8cm">
          <text:p/>
          <draw:enhanced-geometry svg:viewBox="0 0 21600 21600" draw:mirror-horizontal="false" draw:mirror-vertical="false" draw:text-areas="6722 8256 14878 15460" draw:type="star5" draw:enhanced-path="M 10797 0 L 8278 8256 0 8256 6722 13405 4198 21600 10797 16580 17401 21600 14878 13405 21600 8256 13321 8256 10797 0 Z N"/>
        </draw:custom-shap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2" draw:layer="layout" svg:width="25.199cm" svg:height="3.506cm" svg:x="0.8cm" svg:y="-1.2cm" presentation:class="title" presentation:placeholder="true" presentation:user-transformed="true">
          <draw:text-box/>
        </draw:frame>
        <draw:frame draw:style-name="standard" draw:layer="layout" svg:width="6.793cm" svg:height="7.775cm" svg:x="0.1cm" svg:y="6.739cm">
          <table:table table:template-name="blue" table:use-first-row-styles="true" table:use-banding-rows-styles="true">
            <table:table-column table:style-name="co9"/>
            <table:table-column table:style-name="co9"/>
            <table:table-column table:style-name="co9"/>
            <table:table-column table:style-name="co10"/>
            <table:table-column table:style-name="co11"/>
            <table:table-column table:style-name="co9"/>
            <table:table-column table:style-name="co12"/>
            <table:table-column table:style-name="co13"/>
            <table:table-row table:style-name="ro2" table:default-cell-style-name="blue3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blue2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blu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blue2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blu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blue2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blu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blue2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4.svm" xlink:type="simple" xlink:show="embed" xlink:actuate="onLoad"/>
        </draw:frame>
        <draw:custom-shape draw:style-name="gr6" draw:text-style-name="P5" draw:layer="layout" svg:width="0.4cm" svg:height="0.6cm" svg:x="0.1cm" svg:y="12.404cm">
          <text:p/>
          <draw:enhanced-geometry svg:viewBox="0 0 21600 21600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g>
          <draw:custom-shape draw:style-name="gr7" draw:text-style-name="P6" draw:layer="layout" svg:width="0.4cm" svg:height="0.6cm" svg:x="6.4cm" svg:y="6.9cm">
            <text:p/>
            <draw:enhanced-geometry svg:viewBox="0 0 21600 21600" draw:mirror-horizontal="tru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8" draw:text-style-name="P7" draw:layer="layout" svg:width="0.398cm" svg:height="0.553cm" draw:transform="skewX (-0.0270526034059121) rotate (-0.0253072741539173) translate (1.401cm 6.947cm)">
            <text:p/>
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6" draw:text-style-name="P5" draw:layer="layout" svg:width="0.4cm" svg:height="0.6cm" svg:x="5.7cm" svg:y="6.901cm">
            <text:p/>
            <draw:enhanced-geometry svg:viewBox="0 0 21600 21600" draw:mirror-horizontal="tru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9" draw:text-style-name="P8" draw:layer="layout" svg:width="0.4cm" svg:height="0.6cm" svg:x="4.8cm" svg:y="6.902cm">
            <text:p/>
            <draw:enhanced-geometry svg:viewBox="0 0 21600 21600" draw:mirror-horizontal="tru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6" draw:text-style-name="P5" draw:layer="layout" svg:width="0.4cm" svg:height="0.6cm" svg:x="4cm" svg:y="6.902cm">
            <text:p/>
            <draw:enhanced-geometry svg:viewBox="0 0 21600 21600" draw:mirror-horizontal="tru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7" draw:text-style-name="P6" draw:layer="layout" svg:width="0.4cm" svg:height="0.6cm" svg:x="3.2cm" svg:y="6.902cm">
            <text:p/>
            <draw:enhanced-geometry svg:viewBox="0 0 21600 21600" draw:mirror-horizontal="tru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10" draw:text-style-name="P9" draw:layer="layout" svg:width="0.4cm" svg:height="0.6cm" svg:x="2.3cm" svg:y="6.902cm">
            <text:p/>
            <draw:enhanced-geometry svg:viewBox="0 0 21600 21600" draw:mirror-horizontal="tru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11" draw:text-style-name="P10" draw:layer="layout" svg:width="0.4cm" svg:height="0.6cm" svg:x="0.5cm" svg:y="6.902cm">
            <text:p/>
            <draw:enhanced-geometry svg:viewBox="0 0 21600 21600" draw:mirror-horizontal="tru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12" draw:text-style-name="P11" draw:layer="layout" svg:width="0.4cm" svg:height="0.6cm" svg:x="2.2cm" svg:y="7.802cm">
            <text:p/>
            <draw:enhanced-geometry svg:viewBox="0 0 21600 21600" draw:mirror-horizontal="tru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13" draw:text-style-name="P5" draw:layer="layout" svg:width="0.4cm" svg:height="0.6cm" svg:x="5.8cm" svg:y="7.902cm">
            <text:p text:style-name="P5">0</text:p>
            <draw:enhanced-geometry svg:viewBox="0 0 21600 21600" draw:mirror-horizontal="tru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6" draw:text-style-name="P5" draw:layer="layout" svg:width="0.4cm" svg:height="0.6cm" svg:x="5.8cm" svg:y="7.803cm">
            <text:p/>
            <draw:enhanced-geometry svg:viewBox="0 0 21600 21600" draw:mirror-horizontal="tru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6" draw:text-style-name="P5" draw:layer="layout" svg:width="0.4cm" svg:height="0.6cm" svg:x="6.5cm" svg:y="7.803cm">
            <text:p/>
            <draw:enhanced-geometry svg:viewBox="0 0 21600 21600" draw:mirror-horizontal="tru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6" draw:text-style-name="P5" draw:layer="layout" svg:width="0.4cm" svg:height="0.6cm" svg:x="5cm" svg:y="7.803cm">
            <text:p/>
            <draw:enhanced-geometry svg:viewBox="0 0 21600 21600" draw:mirror-horizontal="tru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6" draw:text-style-name="P5" draw:layer="layout" svg:width="0.4cm" svg:height="0.6cm" svg:x="4.1cm" svg:y="7.803cm">
            <text:p/>
            <draw:enhanced-geometry svg:viewBox="0 0 21600 21600" draw:mirror-horizontal="tru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6" draw:text-style-name="P5" draw:layer="layout" svg:width="0.4cm" svg:height="0.6cm" svg:x="3.2cm" svg:y="7.803cm">
            <text:p/>
            <draw:enhanced-geometry svg:viewBox="0 0 21600 21600" draw:mirror-horizontal="tru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14" draw:text-style-name="P12" draw:layer="layout" svg:width="0.4cm" svg:height="0.6cm" svg:x="1.3cm" svg:y="7.803cm">
            <text:p/>
            <draw:enhanced-geometry svg:viewBox="0 0 21600 21600" draw:mirror-horizontal="tru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15" draw:text-style-name="P13" draw:layer="layout" svg:width="0.4cm" svg:height="0.6cm" svg:x="0.4cm" svg:y="7.803cm">
            <text:p/>
            <draw:enhanced-geometry svg:viewBox="0 0 21600 21600" draw:mirror-horizontal="tru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6" draw:text-style-name="P5" draw:layer="layout" svg:width="0.4cm" svg:height="0.6cm" svg:x="6.4cm" svg:y="8.703cm">
            <text:p/>
            <draw:enhanced-geometry svg:viewBox="0 0 21600 21600" draw:mirror-horizontal="tru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6" draw:text-style-name="P5" draw:layer="layout" svg:width="0.4cm" svg:height="0.6cm" svg:x="5.7cm" svg:y="8.803cm">
            <text:p/>
            <draw:enhanced-geometry svg:viewBox="0 0 21600 21600" draw:mirror-horizontal="tru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7" draw:text-style-name="P6" draw:layer="layout" svg:width="0.4cm" svg:height="0.6cm" svg:x="6.2cm" svg:y="7.603cm">
            <text:p/>
            <draw:enhanced-geometry svg:viewBox="0 0 21600 21600" draw:mirror-horizontal="tru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11" draw:text-style-name="P10" draw:layer="layout" svg:width="0.4cm" svg:height="0.6cm" svg:x="4.9cm" svg:y="8.903cm">
            <text:p/>
            <draw:enhanced-geometry svg:viewBox="0 0 21600 21600" draw:mirror-horizontal="tru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16" draw:text-style-name="P14" draw:layer="layout" svg:width="0.4cm" svg:height="0.6cm" svg:x="4cm" svg:y="8.903cm">
            <text:p/>
            <draw:enhanced-geometry svg:viewBox="0 0 21600 21600" draw:mirror-horizontal="tru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9" draw:text-style-name="P8" draw:layer="layout" svg:width="0.4cm" svg:height="0.6cm" svg:x="3.1cm" svg:y="8.803cm">
            <text:p/>
            <draw:enhanced-geometry svg:viewBox="0 0 21600 21600" draw:mirror-horizontal="tru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17" draw:text-style-name="P15" draw:layer="layout" svg:width="0.4cm" svg:height="0.6cm" svg:x="2.3cm" svg:y="8.803cm">
            <text:p/>
            <draw:enhanced-geometry svg:viewBox="0 0 21600 21600" draw:mirror-horizontal="tru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18" draw:text-style-name="P16" draw:layer="layout" svg:width="0.4cm" svg:height="0.6cm" svg:x="1.3cm" svg:y="8.903cm">
            <text:p/>
            <draw:enhanced-geometry svg:viewBox="0 0 21600 21600" draw:mirror-horizontal="tru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14" draw:text-style-name="P12" draw:layer="layout" svg:width="0.4cm" svg:height="0.6cm" svg:x="0.4cm" svg:y="8.803cm">
            <text:p/>
            <draw:enhanced-geometry svg:viewBox="0 0 21600 21600" draw:mirror-horizontal="tru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7" draw:text-style-name="P6" draw:layer="layout" svg:width="0.4cm" svg:height="0.6cm" svg:x="6.5cm" svg:y="9.803cm">
            <text:p/>
            <draw:enhanced-geometry svg:viewBox="0 0 21600 21600" draw:mirror-horizontal="tru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6" draw:text-style-name="P5" draw:layer="layout" svg:width="0.4cm" svg:height="0.6cm" svg:x="5.9cm" svg:y="9.803cm">
            <text:p/>
            <draw:enhanced-geometry svg:viewBox="0 0 21600 21600" draw:mirror-horizontal="tru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7" draw:text-style-name="P6" draw:layer="layout" svg:width="0.4cm" svg:height="0.6cm" svg:x="5cm" svg:y="9.803cm">
            <text:p/>
            <draw:enhanced-geometry svg:viewBox="0 0 21600 21600" draw:mirror-horizontal="tru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19" draw:text-style-name="P17" draw:layer="layout" svg:width="0.4cm" svg:height="0.6cm" svg:x="4.1cm" svg:y="9.803cm">
            <text:p/>
            <draw:enhanced-geometry svg:viewBox="0 0 21600 21600" draw:mirror-horizontal="tru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6" draw:text-style-name="P5" draw:layer="layout" svg:width="0.4cm" svg:height="0.6cm" svg:x="3.2cm" svg:y="9.803cm">
            <text:p/>
            <draw:enhanced-geometry svg:viewBox="0 0 21600 21600" draw:mirror-horizontal="tru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19" draw:text-style-name="P17" draw:layer="layout" svg:width="0.4cm" svg:height="0.6cm" svg:x="2.3cm" svg:y="9.603cm">
            <text:p/>
            <draw:enhanced-geometry svg:viewBox="0 0 21600 21600" draw:mirror-horizontal="tru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11" draw:text-style-name="P10" draw:layer="layout" svg:width="0.4cm" svg:height="0.6cm" svg:x="1.3cm" svg:y="9.803cm">
            <text:p/>
            <draw:enhanced-geometry svg:viewBox="0 0 21600 21600" draw:mirror-horizontal="tru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6" draw:text-style-name="P5" draw:layer="layout" svg:width="0.4cm" svg:height="0.6cm" svg:x="0.4cm" svg:y="10.903cm">
            <text:p/>
            <draw:enhanced-geometry svg:viewBox="0 0 21600 21600" draw:mirror-horizontal="tru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7" draw:text-style-name="P6" draw:layer="layout" svg:width="0.4cm" svg:height="0.6cm" svg:x="6cm" svg:y="9.103cm">
            <text:p/>
            <draw:enhanced-geometry svg:viewBox="0 0 21600 21600" draw:mirror-horizontal="tru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6" draw:text-style-name="P5" draw:layer="layout" svg:width="0.4cm" svg:height="0.6cm" svg:x="0.4cm" svg:y="9.904cm">
            <text:p/>
            <draw:enhanced-geometry svg:viewBox="0 0 21600 21600" draw:mirror-horizontal="tru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6" draw:text-style-name="P5" draw:layer="layout" svg:width="0.4cm" svg:height="0.6cm" svg:x="0.4cm" svg:y="10.604cm">
            <text:p/>
            <draw:enhanced-geometry svg:viewBox="0 0 21600 21600" draw:mirror-horizontal="tru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7" draw:text-style-name="P6" draw:layer="layout" svg:width="0.4cm" svg:height="0.6cm" svg:x="0.4cm" svg:y="13.104cm">
            <text:p/>
            <draw:enhanced-geometry svg:viewBox="0 0 21600 21600" draw:mirror-horizontal="tru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7" draw:text-style-name="P6" draw:layer="layout" svg:width="0.4cm" svg:height="0.6cm" svg:x="0.4cm" svg:y="10.604cm">
            <text:p/>
            <draw:enhanced-geometry svg:viewBox="0 0 21600 21600" draw:mirror-horizontal="tru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9" draw:text-style-name="P8" draw:layer="layout" svg:width="0.4cm" svg:height="0.6cm" svg:x="0.4cm" svg:y="11.704cm">
            <text:p/>
            <draw:enhanced-geometry svg:viewBox="0 0 21600 21600" draw:mirror-horizontal="tru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19" draw:text-style-name="P17" draw:layer="layout" svg:width="0.4cm" svg:height="0.6cm" svg:x="1.5cm" svg:y="10.804cm">
            <text:p/>
            <draw:enhanced-geometry svg:viewBox="0 0 21600 21600" draw:mirror-horizontal="tru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7" draw:text-style-name="P6" draw:layer="layout" svg:width="0.4cm" svg:height="0.6cm" svg:x="0.4cm" svg:y="13.704cm">
            <text:p/>
            <draw:enhanced-geometry svg:viewBox="0 0 21600 21600" draw:mirror-horizontal="tru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9" draw:text-style-name="P8" draw:layer="layout" svg:width="0.4cm" svg:height="0.6cm" svg:x="1.3cm" svg:y="11.604cm">
            <text:p/>
            <draw:enhanced-geometry svg:viewBox="0 0 21600 21600" draw:mirror-horizontal="tru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6" draw:text-style-name="P5" draw:layer="layout" svg:width="0.4cm" svg:height="0.6cm" svg:x="1.3cm" svg:y="12.704cm">
            <text:p/>
            <draw:enhanced-geometry svg:viewBox="0 0 21600 21600" draw:mirror-horizontal="tru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6" draw:text-style-name="P5" draw:layer="layout" svg:width="0.4cm" svg:height="0.6cm" svg:x="1.3cm" svg:y="13.605cm">
            <text:p/>
            <draw:enhanced-geometry svg:viewBox="0 0 21600 21600" draw:mirror-horizontal="tru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6" draw:text-style-name="P5" draw:layer="layout" svg:width="0.4cm" svg:height="0.6cm" svg:x="2.3cm" svg:y="10.805cm">
            <text:p/>
            <draw:enhanced-geometry svg:viewBox="0 0 21600 21600" draw:mirror-horizontal="tru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20" draw:text-style-name="P18" draw:layer="layout" svg:width="0.4cm" svg:height="0.6cm" svg:x="2.1cm" svg:y="13.605cm">
            <text:p/>
            <draw:enhanced-geometry svg:viewBox="0 0 21600 21600" draw:mirror-horizontal="tru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6" draw:text-style-name="P5" draw:layer="layout" svg:width="0.4cm" svg:height="0.6cm" svg:x="2.2cm" svg:y="12.705cm">
            <text:p/>
            <draw:enhanced-geometry svg:viewBox="0 0 21600 21600" draw:mirror-horizontal="tru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6" draw:text-style-name="P5" draw:layer="layout" svg:width="0.4cm" svg:height="0.6cm" svg:x="2.3cm" svg:y="11.805cm">
            <text:p/>
            <draw:enhanced-geometry svg:viewBox="0 0 21600 21600" draw:mirror-horizontal="tru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7" draw:text-style-name="P6" draw:layer="layout" svg:width="0.4cm" svg:height="0.6cm" svg:x="3.2cm" svg:y="10.805cm">
            <text:p/>
            <draw:enhanced-geometry svg:viewBox="0 0 21600 21600" draw:mirror-horizontal="tru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21" draw:text-style-name="P19" draw:layer="layout" svg:width="0.4cm" svg:height="0.6cm" svg:x="3.1cm" svg:y="13.805cm">
            <text:p/>
            <draw:enhanced-geometry svg:viewBox="0 0 21600 21600" draw:mirror-horizontal="tru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6" draw:text-style-name="P5" draw:layer="layout" svg:width="0.4cm" svg:height="0.6cm" svg:x="1.3cm" svg:y="12.705cm">
            <text:p/>
            <draw:enhanced-geometry svg:viewBox="0 0 21600 21600" draw:mirror-horizontal="tru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22" draw:text-style-name="P20" draw:layer="layout" svg:width="0.4cm" svg:height="0.6cm" svg:x="4.1cm" svg:y="12.706cm">
            <text:p/>
            <draw:enhanced-geometry svg:viewBox="0 0 21600 21600" draw:mirror-horizontal="tru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13" draw:text-style-name="P5" draw:layer="layout" svg:width="0.4cm" svg:height="0.6cm" svg:x="3.1cm" svg:y="12.706cm">
            <text:p text:style-name="P5"/>
            <text:p text:style-name="P5"/>
            <draw:enhanced-geometry svg:viewBox="0 0 21600 21600" draw:mirror-horizontal="tru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17" draw:text-style-name="P15" draw:layer="layout" svg:width="0.4cm" svg:height="0.6cm" svg:x="4cm" svg:y="11.806cm">
            <text:p/>
            <draw:enhanced-geometry svg:viewBox="0 0 21600 21600" draw:mirror-horizontal="tru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6" draw:text-style-name="P5" draw:layer="layout" svg:width="0.4cm" svg:height="0.6cm" svg:x="3.1cm" svg:y="11.906cm">
            <text:p/>
            <draw:enhanced-geometry svg:viewBox="0 0 21600 21600" draw:mirror-horizontal="tru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21" draw:text-style-name="P19" draw:layer="layout" svg:width="0.4cm" svg:height="0.6cm" svg:x="3.9cm" svg:y="13.806cm">
            <text:p/>
            <draw:enhanced-geometry svg:viewBox="0 0 21600 21600" draw:mirror-horizontal="tru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7" draw:text-style-name="P6" draw:layer="layout" svg:width="0.4cm" svg:height="0.6cm" svg:x="5cm" svg:y="12.706cm">
            <text:p/>
            <draw:enhanced-geometry svg:viewBox="0 0 21600 21600" draw:mirror-horizontal="tru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9" draw:text-style-name="P8" draw:layer="layout" svg:width="0.4cm" svg:height="0.6cm" svg:x="5.8cm" svg:y="12.706cm">
            <text:p/>
            <draw:enhanced-geometry svg:viewBox="0 0 21600 21600" draw:mirror-horizontal="tru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6" draw:text-style-name="P5" draw:layer="layout" svg:width="0.4cm" svg:height="0.6cm" svg:x="4cm" svg:y="10.806cm">
            <text:p/>
            <draw:enhanced-geometry svg:viewBox="0 0 21600 21600" draw:mirror-horizontal="tru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6" draw:text-style-name="P5" draw:layer="layout" svg:width="0.4cm" svg:height="0.6cm" svg:x="5cm" svg:y="11.806cm">
            <text:p/>
            <draw:enhanced-geometry svg:viewBox="0 0 21600 21600" draw:mirror-horizontal="tru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7" draw:text-style-name="P6" draw:layer="layout" svg:width="0.4cm" svg:height="0.6cm" svg:x="4.9cm" svg:y="10.706cm">
            <text:p/>
            <draw:enhanced-geometry svg:viewBox="0 0 21600 21600" draw:mirror-horizontal="tru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6" draw:text-style-name="P5" draw:layer="layout" svg:width="0.4cm" svg:height="0.6cm" svg:x="4.8cm" svg:y="13.706cm">
            <text:p/>
            <draw:enhanced-geometry svg:viewBox="0 0 21600 21600" draw:mirror-horizontal="tru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19" draw:text-style-name="P17" draw:layer="layout" svg:width="0.4cm" svg:height="0.6cm" svg:x="5.7cm" svg:y="11.706cm">
            <text:p/>
            <draw:enhanced-geometry svg:viewBox="0 0 21600 21600" draw:mirror-horizontal="tru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9" draw:text-style-name="P8" draw:layer="layout" svg:width="0.4cm" svg:height="0.6cm" svg:x="5.8cm" svg:y="10.706cm">
            <text:p/>
            <draw:enhanced-geometry svg:viewBox="0 0 21600 21600" draw:mirror-horizontal="tru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6" draw:text-style-name="P5" draw:layer="layout" svg:width="0.4cm" svg:height="0.6cm" svg:x="5.9cm" svg:y="13.706cm">
            <text:p/>
            <draw:enhanced-geometry svg:viewBox="0 0 21600 21600" draw:mirror-horizontal="tru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6" draw:text-style-name="P5" draw:layer="layout" svg:width="0.4cm" svg:height="0.6cm" svg:x="6.4cm" svg:y="10.806cm">
            <text:p/>
            <draw:enhanced-geometry svg:viewBox="0 0 21600 21600" draw:mirror-horizontal="tru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6" draw:text-style-name="P5" draw:layer="layout" svg:width="0.4cm" svg:height="0.6cm" svg:x="6.4cm" svg:y="12.806cm">
            <text:p/>
            <draw:enhanced-geometry svg:viewBox="0 0 21600 21600" draw:mirror-horizontal="tru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6" draw:text-style-name="P5" draw:layer="layout" svg:width="0.4cm" svg:height="0.6cm" svg:x="6.5cm" svg:y="11.706cm">
            <text:p/>
            <draw:enhanced-geometry svg:viewBox="0 0 21600 21600" draw:mirror-horizontal="tru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6" draw:text-style-name="P5" draw:layer="layout" svg:width="0.4cm" svg:height="0.6cm" svg:x="6.4cm" svg:y="13.706cm">
            <text:p/>
            <draw:enhanced-geometry svg:viewBox="0 0 21600 21600" draw:mirror-horizontal="tru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19" draw:text-style-name="P17" draw:layer="layout" svg:width="0.4cm" svg:height="0.6cm" svg:x="2.2cm" svg:y="12.706cm">
            <text:p/>
            <draw:enhanced-geometry svg:viewBox="0 0 21600 21600" draw:mirror-horizontal="tru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7" draw:text-style-name="P6" draw:layer="layout" svg:width="0.4cm" svg:height="0.6cm" svg:x="2.5cm" svg:y="11.306cm">
            <text:p/>
            <draw:enhanced-geometry svg:viewBox="0 0 21600 21600" draw:mirror-horizontal="tru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7" draw:text-style-name="P6" draw:layer="layout" svg:width="0.4cm" svg:height="0.6cm" svg:x="1.1cm" svg:y="10.807cm">
            <text:p/>
            <draw:enhanced-geometry svg:viewBox="0 0 21600 21600" draw:mirror-horizontal="tru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7" draw:text-style-name="P6" draw:layer="layout" svg:width="0.4cm" svg:height="0.6cm" svg:x="1.8cm" svg:y="8.907cm">
            <text:p/>
            <draw:enhanced-geometry svg:viewBox="0 0 21600 21600" draw:mirror-horizontal="tru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6" draw:text-style-name="P5" draw:layer="layout" svg:width="0.4cm" svg:height="0.6cm" svg:x="2.9cm" svg:y="7.807cm">
            <text:p/>
            <draw:enhanced-geometry svg:viewBox="0 0 21600 21600" draw:mirror-horizontal="tru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7" draw:text-style-name="P6" draw:layer="layout" svg:width="0.4cm" svg:height="0.6cm" svg:x="4.4cm" svg:y="11.107cm">
            <text:p/>
            <draw:enhanced-geometry svg:viewBox="0 0 21600 21600" draw:mirror-horizontal="tru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6" draw:text-style-name="P5" draw:layer="layout" svg:width="0.4cm" svg:height="0.6cm" svg:x="3.4cm" svg:y="11.207cm">
            <text:p/>
            <draw:enhanced-geometry svg:viewBox="0 0 21600 21600" draw:mirror-horizontal="tru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9" draw:text-style-name="P8" draw:layer="layout" svg:width="0.4cm" svg:height="0.6cm" svg:x="3.6cm" svg:y="13.107cm">
            <text:p/>
            <draw:enhanced-geometry svg:viewBox="0 0 21600 21600" draw:mirror-horizontal="tru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19" draw:text-style-name="P17" draw:layer="layout" svg:width="0.4cm" svg:height="0.6cm" svg:x="4.7cm" svg:y="8.107cm">
            <text:p/>
            <draw:enhanced-geometry svg:viewBox="0 0 21600 21600" draw:mirror-horizontal="tru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7" draw:text-style-name="P6" draw:layer="layout" svg:width="0.4cm" svg:height="0.6cm" svg:x="5.4cm" svg:y="13.807cm">
            <text:p/>
            <draw:enhanced-geometry svg:viewBox="0 0 21600 21600" draw:mirror-horizontal="tru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6" draw:text-style-name="P5" draw:layer="layout" svg:width="0.4cm" svg:height="0.6cm" svg:x="1.1cm" svg:y="12.107cm">
            <text:p/>
            <draw:enhanced-geometry svg:viewBox="0 0 21600 21600" draw:mirror-horizontal="tru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17" draw:text-style-name="P15" draw:layer="layout" svg:width="0.4cm" svg:height="0.6cm" svg:x="3.6cm" svg:y="10.107cm">
            <text:p/>
            <draw:enhanced-geometry svg:viewBox="0 0 21600 21600" draw:mirror-horizontal="tru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17" draw:text-style-name="P15" draw:layer="layout" svg:width="0.4cm" svg:height="0.6cm" svg:x="3.7cm" svg:y="9.007cm">
            <text:p/>
            <draw:enhanced-geometry svg:viewBox="0 0 21600 21600" draw:mirror-horizontal="tru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17" draw:text-style-name="P15" draw:layer="layout" svg:width="0.4cm" svg:height="0.6cm" svg:x="4.4cm" svg:y="7.007cm">
            <text:p/>
            <draw:enhanced-geometry svg:viewBox="0 0 21600 21600" draw:mirror-horizontal="tru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17" draw:text-style-name="P15" draw:layer="layout" svg:width="0.4cm" svg:height="0.6cm" svg:x="1.5cm" svg:y="7.907cm">
            <text:p/>
            <draw:enhanced-geometry svg:viewBox="0 0 21600 21600" draw:mirror-horizontal="tru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17" draw:text-style-name="P15" draw:layer="layout" svg:width="0.4cm" svg:height="0.6cm" svg:x="0.7cm" svg:y="8.808cm">
            <text:p/>
            <draw:enhanced-geometry svg:viewBox="0 0 21600 21600" draw:mirror-horizontal="tru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17" draw:text-style-name="P15" draw:layer="layout" svg:width="0.4cm" svg:height="0.6cm" svg:x="1.8cm" svg:y="9.908cm">
            <text:p/>
            <draw:enhanced-geometry svg:viewBox="0 0 21600 21600" draw:mirror-horizontal="tru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17" draw:text-style-name="P15" draw:layer="layout" svg:width="0.4cm" svg:height="0.6cm" svg:x="2.6cm" svg:y="10.108cm">
            <text:p/>
            <draw:enhanced-geometry svg:viewBox="0 0 21600 21600" draw:mirror-horizontal="tru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17" draw:text-style-name="P15" draw:layer="layout" svg:width="0.4cm" svg:height="0.6cm" svg:x="1.7cm" svg:y="12.008cm">
            <text:p/>
            <draw:enhanced-geometry svg:viewBox="0 0 21600 21600" draw:mirror-horizontal="tru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17" draw:text-style-name="P15" draw:layer="layout" svg:width="0.4cm" svg:height="0.6cm" svg:x="1.8cm" svg:y="13.708cm">
            <text:p/>
            <draw:enhanced-geometry svg:viewBox="0 0 21600 21600" draw:mirror-horizontal="tru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17" draw:text-style-name="P15" draw:layer="layout" svg:width="0.4cm" svg:height="0.6cm" svg:x="1.8cm" svg:y="7.008cm">
            <text:p/>
            <draw:enhanced-geometry svg:viewBox="0 0 21600 21600" draw:mirror-horizontal="tru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17" draw:text-style-name="P15" draw:layer="layout" svg:width="0.4cm" svg:height="0.6cm" svg:x="0.8cm" svg:y="6.908cm">
            <text:p/>
            <draw:enhanced-geometry svg:viewBox="0 0 21600 21600" draw:mirror-horizontal="tru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17" draw:text-style-name="P15" draw:layer="layout" svg:width="0.4cm" svg:height="0.6cm" svg:x="0.9cm" svg:y="7.908cm">
            <text:p/>
            <draw:enhanced-geometry svg:viewBox="0 0 21600 21600" draw:mirror-horizontal="tru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17" draw:text-style-name="P15" draw:layer="layout" svg:width="0.4cm" svg:height="0.6cm" svg:x="2.8cm" svg:y="6.908cm">
            <text:p/>
            <draw:enhanced-geometry svg:viewBox="0 0 21600 21600" draw:mirror-horizontal="tru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17" draw:text-style-name="P15" draw:layer="layout" svg:width="0.4cm" svg:height="0.6cm" svg:x="4.5cm" svg:y="9.408cm">
            <text:p/>
            <draw:enhanced-geometry svg:viewBox="0 0 21600 21600" draw:mirror-horizontal="tru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17" draw:text-style-name="P15" draw:layer="layout" svg:width="0.4cm" svg:height="0.6cm" svg:x="4.6cm" svg:y="12.708cm">
            <text:p/>
            <draw:enhanced-geometry svg:viewBox="0 0 21600 21600" draw:mirror-horizontal="tru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17" draw:text-style-name="P15" draw:layer="layout" svg:width="0.4cm" svg:height="0.6cm" svg:x="5.3cm" svg:y="11.108cm">
            <text:p/>
            <draw:enhanced-geometry svg:viewBox="0 0 21600 21600" draw:mirror-horizontal="tru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11" draw:text-style-name="P10" draw:layer="layout" svg:width="0.4cm" svg:height="0.6cm" svg:x="3.6cm" svg:y="11.508cm">
            <text:p/>
            <draw:enhanced-geometry svg:viewBox="0 0 21600 21600" draw:mirror-horizontal="tru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17" draw:text-style-name="P15" draw:layer="layout" svg:width="0.4cm" svg:height="0.6cm" svg:x="1.5cm" svg:y="7.908cm">
            <text:p/>
            <draw:enhanced-geometry svg:viewBox="0 0 21600 21600" draw:mirror-horizontal="tru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23" draw:text-style-name="P10" draw:layer="layout" svg:width="8.2cm" svg:height="1.2cm" svg:x="7.8cm" svg:y="10cm">
            <text:p/>
  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style-name="standard" draw:layer="layout" svg:width="6.795cm" svg:height="7.777cm" svg:x="18.274cm" svg:y="6.888cm">
            <table:table table:template-name="blue" table:use-first-row-styles="true" table:use-banding-rows-styles="true">
              <table:table-column table:style-name="co9"/>
              <table:table-column table:style-name="co9"/>
              <table:table-column table:style-name="co9"/>
              <table:table-column table:style-name="co9"/>
              <table:table-column table:style-name="co9"/>
              <table:table-column table:style-name="co9"/>
              <table:table-column table:style-name="co12"/>
              <table:table-column table:style-name="co14"/>
              <table:table-row table:style-name="ro2" table:default-cell-style-name="blue3">
                <table:table-cell/>
                <table:table-cell/>
                <table:table-cell/>
                <table:table-cell/>
                <table:table-cell/>
                <table:table-cell/>
                <table:table-cell/>
                <table:table-cell/>
              </table:table-row>
              <table:table-row table:style-name="ro2" table:default-cell-style-name="blue2">
                <table:table-cell/>
                <table:table-cell/>
                <table:table-cell/>
                <table:table-cell/>
                <table:table-cell/>
                <table:table-cell/>
                <table:table-cell/>
                <table:table-cell/>
              </table:table-row>
              <table:table-row table:style-name="ro2" table:default-cell-style-name="blue1">
                <table:table-cell/>
                <table:table-cell/>
                <table:table-cell/>
                <table:table-cell/>
                <table:table-cell/>
                <table:table-cell/>
                <table:table-cell/>
                <table:table-cell/>
              </table:table-row>
              <table:table-row table:style-name="ro2" table:default-cell-style-name="blue2">
                <table:table-cell/>
                <table:table-cell/>
                <table:table-cell/>
                <table:table-cell/>
                <table:table-cell/>
                <table:table-cell/>
                <table:table-cell/>
                <table:table-cell/>
              </table:table-row>
              <table:table-row table:style-name="ro4" table:default-cell-style-name="blue1">
                <table:table-cell/>
                <table:table-cell/>
                <table:table-cell/>
                <table:table-cell/>
                <table:table-cell/>
                <table:table-cell/>
                <table:table-cell/>
                <table:table-cell/>
              </table:table-row>
              <table:table-row table:style-name="ro2" table:default-cell-style-name="blue2">
                <table:table-cell/>
                <table:table-cell/>
                <table:table-cell/>
                <table:table-cell/>
                <table:table-cell/>
                <table:table-cell/>
                <table:table-cell/>
                <table:table-cell/>
              </table:table-row>
              <table:table-row table:style-name="ro2" table:default-cell-style-name="blue1">
                <table:table-cell/>
                <table:table-cell/>
                <table:table-cell/>
                <table:table-cell/>
                <table:table-cell/>
                <table:table-cell/>
                <table:table-cell/>
                <table:table-cell/>
              </table:table-row>
              <table:table-row table:style-name="ro3" table:default-cell-style-name="blue2">
                <table:table-cell/>
                <table:table-cell/>
                <table:table-cell/>
                <table:table-cell/>
                <table:table-cell/>
                <table:table-cell/>
                <table:table-cell/>
                <table:table-cell/>
              </table:table-row>
            </table:table>
            <draw:image xlink:href="Pictures/TablePreview5.svm" xlink:type="simple" xlink:show="embed" xlink:actuate="onLoad"/>
          </draw:frame>
          <draw:custom-shape draw:style-name="gr24" draw:text-style-name="P20" draw:layer="layout" svg:width="5.2cm" svg:height="1.257cm" svg:x="5.4cm" svg:y="4.343cm">
            <text:p text:style-name="P5">Epoch 1</text:p>
            <draw:enhanced-geometry svg:viewBox="0 0 21600 21600" draw:mirror-horizontal="false" draw:mirror-vertical="false" draw:glue-points="10800 0 0 10800 10800 21600 21600 10800 ?f40 ?f41" draw:text-areas="0 0 21600 21600" draw:type="rectangular-callout" draw:modifiers="2030 43750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24" draw:text-style-name="P20" draw:layer="layout" svg:width="5.2cm" svg:height="1.257cm" svg:x="19.6cm" svg:y="4.343cm">
            <text:p text:style-name="P5">nth Epoch </text:p>
            <draw:enhanced-geometry svg:viewBox="0 0 21600 21600" draw:mirror-horizontal="false" draw:mirror-vertical="false" draw:glue-points="10800 0 0 10800 10800 21600 21600 10800 ?f40 ?f41" draw:text-areas="0 0 21600 21600" draw:type="rectangular-callout" draw:modifiers="2030 43750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11" draw:text-style-name="P10" draw:layer="layout" svg:width="0.4cm" svg:height="0.6cm" svg:x="22.8cm" svg:y="9.104cm">
            <text:p/>
            <draw:enhanced-geometry svg:viewBox="0 0 21600 21600" draw:mirror-horizontal="tru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19" draw:text-style-name="P17" draw:layer="layout" svg:width="0.4cm" svg:height="0.6cm" svg:x="23.8cm" svg:y="11.807cm">
            <text:p/>
            <draw:enhanced-geometry svg:viewBox="0 0 21600 21600" draw:mirror-horizontal="tru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19" draw:text-style-name="P17" draw:layer="layout" svg:width="0.4cm" svg:height="0.6cm" svg:x="20.2cm" svg:y="12.707cm">
            <text:p/>
            <draw:enhanced-geometry svg:viewBox="0 0 21600 21600" draw:mirror-horizontal="tru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8" draw:text-style-name="P7" draw:layer="layout" svg:width="0.398cm" svg:height="0.553cm" draw:transform="skewX (-0.0270526034059121) rotate (-0.0253072741539173) translate (19.402cm 7.047cm)">
            <text:p/>
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17" draw:text-style-name="P15" draw:layer="layout" svg:width="0.4cm" svg:height="0.6cm" svg:x="18.8cm" svg:y="7.909cm">
            <text:p/>
            <draw:enhanced-geometry svg:viewBox="0 0 21600 21600" draw:mirror-horizontal="tru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17" draw:text-style-name="P15" draw:layer="layout" svg:width="0.4cm" svg:height="0.6cm" svg:x="19.5cm" svg:y="10.009cm">
            <text:p/>
            <draw:enhanced-geometry svg:viewBox="0 0 21600 21600" draw:mirror-horizontal="tru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7" draw:text-style-name="P6" draw:layer="layout" svg:width="0.4cm" svg:height="0.6cm" svg:x="21.2cm" svg:y="11.008cm">
            <text:p/>
            <draw:enhanced-geometry svg:viewBox="0 0 21600 21600" draw:mirror-horizontal="tru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20" draw:text-style-name="P18" draw:layer="layout" svg:width="0.4cm" svg:height="0.6cm" svg:x="20cm" svg:y="13.606cm">
            <text:p/>
            <draw:enhanced-geometry svg:viewBox="0 0 21600 21600" draw:mirror-horizontal="tru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11" draw:text-style-name="P10" draw:layer="layout" svg:width="0.4cm" svg:height="0.6cm" svg:x="21.8cm" svg:y="11.509cm">
            <text:p/>
            <draw:enhanced-geometry svg:viewBox="0 0 21600 21600" draw:mirror-horizontal="tru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7" draw:text-style-name="P6" draw:layer="layout" svg:width="0.4cm" svg:height="0.6cm" svg:x="6.2cm" svg:y="7.604cm">
            <text:p/>
            <draw:enhanced-geometry svg:viewBox="0 0 21600 21600" draw:mirror-horizontal="tru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7" draw:text-style-name="P6" draw:layer="layout" svg:width="0.4cm" svg:height="0.6cm" svg:x="24.1cm" svg:y="7.605cm">
            <text:p/>
            <draw:enhanced-geometry svg:viewBox="0 0 21600 21600" draw:mirror-horizontal="tru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7" draw:text-style-name="P6" draw:layer="layout" svg:width="0.4cm" svg:height="0.6cm" svg:x="24.5cm" svg:y="9.804cm">
            <text:p/>
            <draw:enhanced-geometry svg:viewBox="0 0 21600 21600" draw:mirror-horizontal="tru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7" draw:text-style-name="P6" draw:layer="layout" svg:width="0.4cm" svg:height="0.6cm" svg:x="23.5cm" svg:y="13.808cm">
            <text:p/>
            <draw:enhanced-geometry svg:viewBox="0 0 21600 21600" draw:mirror-horizontal="tru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</draw:g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style-name="standard" draw:layer="layout" svg:width="6.223cm" svg:height="7.293cm" svg:x="12.036cm" svg:y="8.077cm">
          <table:table table:template-name="default" table:use-first-row-styles="true" table:use-banding-rows-styles="true">
            <table:table-column table:style-name="co15"/>
            <table:table-column table:style-name="co15"/>
            <table:table-column table:style-name="co15"/>
            <table:table-column table:style-name="co15"/>
            <table:table-column table:style-name="co16"/>
            <table:table-row table:style-name="ro2" table:default-cell-style-name="gray3">
              <table:table-cell/>
              <table:table-cell/>
              <table:table-cell/>
              <table:table-cell/>
              <table:table-cell/>
            </table:table-row>
            <table:table-row table:style-name="ro5" table:default-cell-style-name="gray2">
              <table:table-cell/>
              <table:table-cell/>
              <table:table-cell/>
              <table:table-cell/>
              <table:table-cell/>
            </table:table-row>
            <table:table-row table:style-name="ro5" table:default-cell-style-name="gray1">
              <table:table-cell/>
              <table:table-cell/>
              <table:table-cell/>
              <table:table-cell/>
              <table:table-cell/>
            </table:table-row>
            <table:table-row table:style-name="ro5" table:default-cell-style-name="gray2">
              <table:table-cell/>
              <table:table-cell/>
              <table:table-cell/>
              <table:table-cell/>
              <table:table-cell/>
            </table:table-row>
            <table:table-row table:style-name="ro6" table:default-cell-style-name="gray1"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6.svm" xlink:type="simple" xlink:show="embed" xlink:actuate="onLoad"/>
        </draw:frame>
        <draw:frame draw:style-name="standard" draw:layer="layout" svg:width="6.223cm" svg:height="7.293cm" svg:x="12.997cm" svg:y="8.65cm">
          <table:table table:template-name="default" table:use-first-row-styles="true" table:use-banding-rows-styles="true">
            <table:table-column table:style-name="co15"/>
            <table:table-column table:style-name="co15"/>
            <table:table-column table:style-name="co15"/>
            <table:table-column table:style-name="co15"/>
            <table:table-column table:style-name="co16"/>
            <table:table-row table:style-name="ro2" table:default-cell-style-name="gray3">
              <table:table-cell/>
              <table:table-cell/>
              <table:table-cell/>
              <table:table-cell/>
              <table:table-cell/>
            </table:table-row>
            <table:table-row table:style-name="ro5" table:default-cell-style-name="gray2">
              <table:table-cell/>
              <table:table-cell/>
              <table:table-cell/>
              <table:table-cell/>
              <table:table-cell/>
            </table:table-row>
            <table:table-row table:style-name="ro5" table:default-cell-style-name="gray1">
              <table:table-cell/>
              <table:table-cell/>
              <table:table-cell/>
              <table:table-cell/>
              <table:table-cell/>
            </table:table-row>
            <table:table-row table:style-name="ro5" table:default-cell-style-name="gray2">
              <table:table-cell/>
              <table:table-cell/>
              <table:table-cell/>
              <table:table-cell/>
              <table:table-cell/>
            </table:table-row>
            <table:table-row table:style-name="ro6" table:default-cell-style-name="gray1"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7.svm" xlink:type="simple" xlink:show="embed" xlink:actuate="onLoad"/>
        </draw:frame>
        <draw:frame presentation:style-name="pr2" draw:layer="layout" svg:width="25.199cm" svg:height="3.506cm" svg:x="1.4cm" svg:y="0.837cm" presentation:class="title" presentation:user-transformed="true">
          <draw:text-box>
            <text:p><text:line-break/></text:p>
          </draw:text-box>
        </draw:frame>
        <draw:frame draw:style-name="standard" draw:layer="layout" svg:width="6.222cm" svg:height="7.289cm" svg:x="3.577cm" svg:y="6.01cm">
          <table:table table:template-name="default" table:use-first-row-styles="true" table:use-banding-rows-styles="true">
            <table:table-column table:style-name="co17"/>
            <table:table-column table:style-name="co18"/>
            <table:table-column table:style-name="co19"/>
            <table:table-column table:style-name="co19"/>
            <table:table-column table:style-name="co20"/>
            <table:table-row table:style-name="ro7" table:default-cell-style-name="gray3">
              <table:table-cell/>
              <table:table-cell/>
              <table:table-cell/>
              <table:table-cell/>
              <table:table-cell/>
            </table:table-row>
            <table:table-row table:style-name="ro7" table:default-cell-style-name="gray2">
              <table:table-cell/>
              <table:table-cell/>
              <table:table-cell/>
              <table:table-cell/>
              <table:table-cell/>
            </table:table-row>
            <table:table-row table:style-name="ro7" table:default-cell-style-name="gray1">
              <table:table-cell/>
              <table:table-cell/>
              <table:table-cell/>
              <table:table-cell/>
              <table:table-cell/>
            </table:table-row>
            <table:table-row table:style-name="ro7" table:default-cell-style-name="gray2">
              <table:table-cell/>
              <table:table-cell/>
              <table:table-cell/>
              <table:table-cell/>
              <table:table-cell/>
            </table:table-row>
            <table:table-row table:style-name="ro7" table:default-cell-style-name="gray1">
              <table:table-cell table:style-name="ce1"/>
              <table:table-cell/>
              <table:table-cell/>
              <table:table-cell/>
              <table:table-cell/>
            </table:table-row>
          </table:table>
          <draw:image xlink:href="Pictures/TablePreview8.svm" xlink:type="simple" xlink:show="embed" xlink:actuate="onLoad"/>
        </draw:frame>
        <draw:frame draw:style-name="standard" draw:layer="layout" svg:width="6.224cm" svg:height="7.291cm" svg:x="14.078cm" svg:y="9.411cm">
          <table:table table:template-name="default" table:use-first-row-styles="true" table:use-banding-rows-styles="true">
            <table:table-column table:style-name="co19"/>
            <table:table-column table:style-name="co19"/>
            <table:table-column table:style-name="co19"/>
            <table:table-column table:style-name="co19"/>
            <table:table-column table:style-name="co21"/>
            <table:table-row table:style-name="ro7" table:default-cell-style-name="gray3">
              <table:table-cell/>
              <table:table-cell/>
              <table:table-cell/>
              <table:table-cell/>
              <table:table-cell/>
            </table:table-row>
            <table:table-row table:style-name="ro7" table:default-cell-style-name="gray2">
              <table:table-cell/>
              <table:table-cell/>
              <table:table-cell/>
              <table:table-cell/>
              <table:table-cell/>
            </table:table-row>
            <table:table-row table:style-name="ro7" table:default-cell-style-name="gray1">
              <table:table-cell/>
              <table:table-cell/>
              <table:table-cell/>
              <table:table-cell/>
              <table:table-cell/>
            </table:table-row>
            <table:table-row table:style-name="ro7" table:default-cell-style-name="gray2">
              <table:table-cell/>
              <table:table-cell/>
              <table:table-cell/>
              <table:table-cell/>
              <table:table-cell/>
            </table:table-row>
            <table:table-row table:style-name="ro8" table:default-cell-style-name="gray1">
              <table:table-cell table:style-name="ce2"/>
              <table:table-cell/>
              <table:table-cell/>
              <table:table-cell/>
              <table:table-cell/>
            </table:table-row>
          </table:table>
          <draw:image xlink:href="Pictures/TablePreview9.svm" xlink:type="simple" xlink:show="embed" xlink:actuate="onLoad"/>
        </draw:frame>
        <draw:line draw:style-name="gr25" draw:text-style-name="P21" draw:layer="layout" svg:x1="3.577cm" svg:y1="13.2cm" svg:x2="14.177cm" svg:y2="16.6cm">
          <text:p/>
        </draw:line>
        <draw:line draw:style-name="gr25" draw:text-style-name="P21" draw:layer="layout" svg:x1="4.703cm" svg:y1="11.845cm" svg:x2="15.303cm" svg:y2="15.245cm">
          <text:p/>
        </draw:line>
        <draw:line draw:style-name="gr25" draw:text-style-name="P21" draw:layer="layout" svg:x1="3.577cm" svg:y1="12cm" svg:x2="14.177cm" svg:y2="15.4cm">
          <text:p/>
        </draw:line>
        <draw:line draw:style-name="gr25" draw:text-style-name="P21" draw:layer="layout" svg:x1="4.577cm" svg:y1="13.2cm" svg:x2="15.177cm" svg:y2="16.6cm">
          <text:p/>
        </draw:line>
        <draw:custom-shape draw:style-name="gr26" draw:text-style-name="P12" draw:layer="layout" svg:width="4.4cm" svg:height="2.486cm" svg:x="5.8cm" svg:y="3cm">
          <text:p text:style-name="P5">5x5x1 Image</text:p>
          <draw:enhanced-geometry svg:viewBox="0 0 21600 21600" draw:glue-points="10800 0 0 10800 10800 21600 21600 10800 ?f40 ?f41" draw:text-areas="0 0 21600 21600" draw:type="rectangular-callout" draw:modifiers="461.349693251534 25751.50784077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6" draw:text-style-name="P12" draw:layer="layout" svg:width="4.4cm" svg:height="2.486cm" svg:x="15.601cm" svg:y="5.54cm">
          <text:p text:style-name="P5">5x5x3 Output</text:p>
          <draw:enhanced-geometry svg:viewBox="0 0 21600 21600" draw:glue-points="10800 0 0 10800 10800 21600 21600 10800 ?f40 ?f41" draw:text-areas="0 0 21600 21600" draw:type="rectangular-callout" draw:modifiers="461.349693251534 25751.50784077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7" draw:text-style-name="P12" draw:layer="layout" svg:width="4.4cm" svg:height="3.286cm" svg:x="6cm" svg:y="15.8cm">
          <text:p text:style-name="P5">1x1x1 Kernel</text:p>
          <draw:enhanced-geometry svg:viewBox="0 0 21600 21600" draw:glue-points="10800 0 0 10800 10800 21600 21600 10800 ?f40 ?f41" draw:text-areas="0 0 21600 21600" draw:type="rectangular-callout" draw:modifiers="461.349693251534 19484.027989047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5" draw:layer="layout" svg:width="14.848cm" svg:height="11.136cm" svg:x="3.075cm" svg:y="2.257cm" draw:page-number="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draw:style-name="standard" draw:layer="layout" svg:width="6.224cm" svg:height="7.291cm" svg:x="19.379cm" svg:y="11.212cm">
          <table:table table:template-name="default" table:use-first-row-styles="true" table:use-banding-rows-styles="true">
            <table:table-column table:style-name="co19"/>
            <table:table-column table:style-name="co19"/>
            <table:table-column table:style-name="co19"/>
            <table:table-column table:style-name="co19"/>
            <table:table-column table:style-name="co21"/>
            <table:table-row table:style-name="ro7" table:default-cell-style-name="ce3">
              <table:table-cell/>
              <table:table-cell/>
              <table:table-cell/>
              <table:table-cell table:style-name="gray3"/>
              <table:table-cell table:style-name="gray3"/>
            </table:table-row>
            <table:table-row table:style-name="ro7" table:default-cell-style-name="ce3">
              <table:table-cell/>
              <table:table-cell table:style-name="ce4"/>
              <table:table-cell/>
              <table:table-cell table:style-name="gray2"/>
              <table:table-cell table:style-name="gray2"/>
            </table:table-row>
            <table:table-row table:style-name="ro7" table:default-cell-style-name="ce3">
              <table:table-cell/>
              <table:table-cell/>
              <table:table-cell/>
              <table:table-cell table:style-name="gray1"/>
              <table:table-cell table:style-name="gray1"/>
            </table:table-row>
            <table:table-row table:style-name="ro7" table:default-cell-style-name="gray2">
              <table:table-cell/>
              <table:table-cell/>
              <table:table-cell/>
              <table:table-cell/>
              <table:table-cell/>
            </table:table-row>
            <table:table-row table:style-name="ro8" table:default-cell-style-name="gray1">
              <table:table-cell table:style-name="ce5"/>
              <table:table-cell/>
              <table:table-cell/>
              <table:table-cell/>
              <table:table-cell/>
            </table:table-row>
          </table:table>
          <draw:image xlink:href="Pictures/TablePreview10.svm" xlink:type="simple" xlink:show="embed" xlink:actuate="onLoad"/>
        </draw:frame>
        <draw:frame presentation:style-name="pr2" draw:layer="layout" svg:width="25.199cm" svg:height="3.506cm" svg:x="1.4cm" svg:y="0.837cm" presentation:class="title" presentation:user-transformed="true">
          <draw:text-box>
            <text:p><text:line-break/></text:p>
          </draw:text-box>
        </draw:frame>
        <draw:frame draw:style-name="standard" draw:layer="layout" svg:width="6.222cm" svg:height="7.651cm" svg:x="3.577cm" svg:y="6.01cm">
          <table:table table:template-name="default" table:use-first-row-styles="true" table:use-banding-rows-styles="true">
            <table:table-column table:style-name="co17"/>
            <table:table-column table:style-name="co18"/>
            <table:table-column table:style-name="co19"/>
            <table:table-column table:style-name="co19"/>
            <table:table-column table:style-name="co20"/>
            <table:table-row table:style-name="ro7" table:default-cell-style-name="ce6">
              <table:table-cell/>
              <table:table-cell/>
              <table:table-cell/>
              <table:table-cell table:style-name="gray3"/>
              <table:table-cell table:style-name="gray3"/>
            </table:table-row>
            <table:table-row table:style-name="ro7" table:default-cell-style-name="ce6">
              <table:table-cell/>
              <table:table-cell/>
              <table:table-cell/>
              <table:table-cell table:style-name="gray2"/>
              <table:table-cell table:style-name="gray2"/>
            </table:table-row>
            <table:table-row table:style-name="ro7" table:default-cell-style-name="ce6">
              <table:table-cell/>
              <table:table-cell/>
              <table:table-cell/>
              <table:table-cell table:style-name="gray1"/>
              <table:table-cell table:style-name="gray1"/>
            </table:table-row>
            <table:table-row table:style-name="ro7" table:default-cell-style-name="gray2">
              <table:table-cell/>
              <table:table-cell/>
              <table:table-cell/>
              <table:table-cell/>
              <table:table-cell/>
            </table:table-row>
            <table:table-row table:style-name="ro9" table:default-cell-style-name="gray1">
              <table:table-cell table:style-name="ce5"/>
              <table:table-cell/>
              <table:table-cell/>
              <table:table-cell/>
              <table:table-cell/>
            </table:table-row>
          </table:table>
          <draw:image xlink:href="Pictures/TablePreview11.svm" xlink:type="simple" xlink:show="embed" xlink:actuate="onLoad"/>
        </draw:frame>
        <draw:frame draw:style-name="standard" draw:layer="layout" svg:width="6.224cm" svg:height="7.291cm" svg:x="10.678cm" svg:y="8.411cm">
          <table:table table:template-name="default" table:use-first-row-styles="true" table:use-banding-rows-styles="true">
            <table:table-column table:style-name="co19"/>
            <table:table-column table:style-name="co19"/>
            <table:table-column table:style-name="co19"/>
            <table:table-column table:style-name="co19"/>
            <table:table-column table:style-name="co21"/>
            <table:table-row table:style-name="ro7" table:default-cell-style-name="ce7">
              <table:table-cell/>
              <table:table-cell/>
              <table:table-cell/>
              <table:table-cell table:style-name="gray3"/>
              <table:table-cell table:style-name="gray3"/>
            </table:table-row>
            <table:table-row table:style-name="ro7" table:default-cell-style-name="ce7">
              <table:table-cell/>
              <table:table-cell/>
              <table:table-cell/>
              <table:table-cell table:style-name="gray2"/>
              <table:table-cell table:style-name="gray2"/>
            </table:table-row>
            <table:table-row table:style-name="ro7" table:default-cell-style-name="ce7">
              <table:table-cell/>
              <table:table-cell/>
              <table:table-cell/>
              <table:table-cell table:style-name="gray1"/>
              <table:table-cell table:style-name="gray1"/>
            </table:table-row>
            <table:table-row table:style-name="ro7" table:default-cell-style-name="gray2">
              <table:table-cell/>
              <table:table-cell/>
              <table:table-cell/>
              <table:table-cell/>
              <table:table-cell/>
            </table:table-row>
            <table:table-row table:style-name="ro8" table:default-cell-style-name="gray1">
              <table:table-cell table:style-name="ce5"/>
              <table:table-cell/>
              <table:table-cell/>
              <table:table-cell/>
              <table:table-cell/>
            </table:table-row>
          </table:table>
          <draw:image xlink:href="Pictures/TablePreview12.svm" xlink:type="simple" xlink:show="embed" xlink:actuate="onLoad"/>
        </draw:frame>
        <draw:line draw:style-name="gr28" draw:text-style-name="P21" draw:layer="layout" svg:x1="3.577cm" svg:y1="10.5cm" svg:x2="19.379cm" svg:y2="15.6cm">
          <text:p text:style-name="P5"><text:s text:c="2"/></text:p>
        </draw:line>
        <draw:line draw:style-name="gr25" draw:text-style-name="P21" draw:layer="layout" svg:x1="7.003cm" svg:y1="6.045cm" svg:x2="23.003cm" svg:y2="11.312cm">
          <text:p/>
        </draw:line>
        <draw:line draw:style-name="gr25" draw:text-style-name="P21" draw:layer="layout" svg:x1="3.577cm" svg:y1="6.2cm" svg:x2="19.379cm" svg:y2="11.312cm">
          <text:p/>
        </draw:line>
        <draw:line draw:style-name="gr25" draw:text-style-name="P21" draw:layer="layout" svg:x1="7.277cm" svg:y1="10.5cm" svg:x2="23cm" svg:y2="15.6cm">
          <text:p/>
        </draw:line>
        <draw:custom-shape draw:style-name="gr26" draw:text-style-name="P12" draw:layer="layout" svg:width="4.4cm" svg:height="2.486cm" svg:x="5.8cm" svg:y="3cm">
          <text:p text:style-name="P5">5x5x1 Image</text:p>
          <draw:enhanced-geometry svg:viewBox="0 0 21600 21600" draw:glue-points="10800 0 0 10800 10800 21600 21600 10800 ?f40 ?f41" draw:text-areas="0 0 21600 21600" draw:type="rectangular-callout" draw:modifiers="461.349693251534 25751.50784077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6" draw:text-style-name="P12" draw:layer="layout" svg:width="4.4cm" svg:height="2.486cm" svg:x="15.601cm" svg:y="5.54cm">
          <text:p text:style-name="P5">3x3 Kernel</text:p>
          <draw:enhanced-geometry svg:viewBox="0 0 21600 21600" draw:glue-points="10800 0 0 10800 10800 21600 21600 10800 ?f40 ?f41" draw:text-areas="0 0 21600 21600" draw:type="rectangular-callout" draw:modifiers="461.349693251534 25751.50784077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29" draw:text-style-name="P22" draw:layer="layout" svg:x1="21.4cm" svg:y1="13.6cm" svg:x2="23.8cm" svg:y2="9cm">
          <text:p/>
        </draw:line>
        <draw:custom-shape draw:style-name="gr30" draw:text-style-name="P20" draw:layer="layout" svg:width="5.401cm" svg:height="2.2cm" draw:transform="skewX (0.00139626340159546) translate (21.201cm 6.8cm)">
          <text:p text:style-name="P5">New Pixel Value</text:p>
          <draw:enhanced-geometry svg:viewBox="0 0 21600 21600" draw:type="rectangle" draw:enhanced-path="M 0 0 L 21600 0 21600 21600 0 21600 0 0 Z N"/>
        </draw:custom-shape>
        <draw:line draw:style-name="gr29" draw:text-style-name="P22" draw:layer="layout" svg:x1="5.2cm" svg:y1="14cm" svg:x2="5.2cm" svg:y2="16.4cm">
          <text:p/>
        </draw:line>
        <draw:custom-shape draw:style-name="gr30" draw:text-style-name="P20" draw:layer="layout" svg:width="5.401cm" svg:height="2.2cm" draw:transform="skewX (0.00139626340159546) translate (2.501cm 16.2cm)">
          <text:p text:style-name="P5">Source Pixel</text:p>
          <draw:enhanced-geometry svg:viewBox="0 0 21600 21600" draw:type="rectangle" draw:enhanced-path="M 0 0 L 21600 0 21600 21600 0 21600 0 0 Z N"/>
        </draw:custom-shape>
        <draw:line draw:style-name="gr29" draw:text-style-name="P22" draw:layer="layout" svg:x1="22.497cm" svg:y1="18.084cm" svg:x2="22.497cm" svg:y2="20.484cm">
          <text:p/>
        </draw:line>
        <draw:custom-shape draw:style-name="gr30" draw:text-style-name="P20" draw:layer="layout" svg:width="5.401cm" svg:height="2.2cm" draw:transform="skewX (0.00139626340159546) translate (19.701cm 18.6cm)">
          <text:p text:style-name="P5">Output Pixel 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4.848cm" svg:height="11.136cm" svg:x="3.075cm" svg:y="2.257cm" draw:page-number="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draw:frame draw:style-name="standard" draw:layer="layout" svg:width="6.224cm" svg:height="7.291cm" svg:x="10.164cm" svg:y="8.247cm">
          <table:table table:template-name="default" table:use-first-row-styles="true" table:use-banding-rows-styles="true">
            <table:table-column table:style-name="co19"/>
            <table:table-column table:style-name="co19"/>
            <table:table-column table:style-name="co19"/>
            <table:table-column table:style-name="co19"/>
            <table:table-column table:style-name="co21"/>
            <table:table-row table:style-name="ro7" table:default-cell-style-name="ce8">
              <table:table-cell/>
              <table:table-cell/>
              <table:table-cell/>
              <table:table-cell/>
              <table:table-cell/>
            </table:table-row>
            <table:table-row table:style-name="ro7" table:default-cell-style-name="ce6">
              <table:table-cell table:style-name="ce8"/>
              <table:table-cell/>
              <table:table-cell/>
              <table:table-cell/>
              <table:table-cell table:style-name="ce8"/>
            </table:table-row>
            <table:table-row table:style-name="ro7" table:default-cell-style-name="ce6">
              <table:table-cell table:style-name="ce8"/>
              <table:table-cell/>
              <table:table-cell/>
              <table:table-cell/>
              <table:table-cell table:style-name="ce8"/>
            </table:table-row>
            <table:table-row table:style-name="ro7" table:default-cell-style-name="ce6">
              <table:table-cell table:style-name="ce8"/>
              <table:table-cell/>
              <table:table-cell/>
              <table:table-cell/>
              <table:table-cell table:style-name="ce8"/>
            </table:table-row>
            <table:table-row table:style-name="ro8" table:default-cell-style-name="ce8"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3.svm" xlink:type="simple" xlink:show="embed" xlink:actuate="onLoad"/>
        </draw:frame>
        <draw:frame draw:style-name="standard" draw:layer="layout" svg:width="6.224cm" svg:height="7.291cm" svg:x="1.542cm" svg:y="3.889cm">
          <table:table table:template-name="default" table:use-first-row-styles="true" table:use-banding-rows-styles="true">
            <table:table-column table:style-name="co19"/>
            <table:table-column table:style-name="co19"/>
            <table:table-column table:style-name="co19"/>
            <table:table-column table:style-name="co19"/>
            <table:table-column table:style-name="co21"/>
            <table:table-row table:style-name="ro7" table:default-cell-style-name="ce3">
              <table:table-cell/>
              <table:table-cell/>
              <table:table-cell/>
              <table:table-cell table:style-name="gray3"/>
              <table:table-cell table:style-name="gray3"/>
            </table:table-row>
            <table:table-row table:style-name="ro7" table:default-cell-style-name="ce3">
              <table:table-cell/>
              <table:table-cell table:style-name="ce4"/>
              <table:table-cell/>
              <table:table-cell table:style-name="gray2"/>
              <table:table-cell table:style-name="gray2"/>
            </table:table-row>
            <table:table-row table:style-name="ro7" table:default-cell-style-name="ce3">
              <table:table-cell/>
              <table:table-cell/>
              <table:table-cell/>
              <table:table-cell table:style-name="gray1"/>
              <table:table-cell table:style-name="gray1"/>
            </table:table-row>
            <table:table-row table:style-name="ro7" table:default-cell-style-name="gray2">
              <table:table-cell/>
              <table:table-cell/>
              <table:table-cell/>
              <table:table-cell/>
              <table:table-cell/>
            </table:table-row>
            <table:table-row table:style-name="ro8" table:default-cell-style-name="gray1">
              <table:table-cell table:style-name="ce5"/>
              <table:table-cell/>
              <table:table-cell/>
              <table:table-cell/>
              <table:table-cell/>
            </table:table-row>
          </table:table>
          <draw:image xlink:href="Pictures/TablePreview14.svm" xlink:type="simple" xlink:show="embed" xlink:actuate="onLoad"/>
        </draw:frame>
        <draw:custom-shape draw:style-name="gr30" draw:text-style-name="P20" draw:layer="layout" svg:width="5.401cm" svg:height="2.2cm" draw:transform="skewX (0.00139626340159546) translate (2.003cm 0.736cm)">
          <text:p text:style-name="P5">New Pixel Value</text:p>
          <draw:enhanced-geometry svg:viewBox="0 0 21600 21600" draw:type="rectangle" draw:enhanced-path="M 0 0 L 21600 0 21600 21600 0 21600 0 0 Z N"/>
        </draw:custom-shape>
        <draw:custom-shape draw:style-name="gr31" draw:text-style-name="P20" draw:layer="layout" svg:width="4.202cm" svg:height="1.7cm" draw:transform="skewX (-0.0158824961931484) rotate (-0.016929693744346) translate (2.701cm 11.02cm)">
          <text:p text:style-name="P5">5X5</text:p>
          <draw:enhanced-geometry svg:viewBox="0 0 21600 21600" draw:type="rectangle" draw:enhanced-path="M 0 0 L 21600 0 21600 21600 0 21600 0 0 Z N"/>
        </draw:custom-shape>
        <draw:line draw:style-name="gr28" draw:text-style-name="P21" draw:layer="layout" svg:x1="5.2cm" svg:y1="3.889cm" svg:x2="12.6cm" svg:y2="9.6cm">
          <text:p text:style-name="P5"><text:s text:c="2"/></text:p>
        </draw:line>
        <draw:line draw:style-name="gr28" draw:text-style-name="P21" draw:layer="layout" svg:x1="1.542cm" svg:y1="3.889cm" svg:x2="11.5cm" svg:y2="9.6cm">
          <text:p text:style-name="P5"><text:s text:c="2"/></text:p>
        </draw:line>
        <draw:line draw:style-name="gr28" draw:text-style-name="P21" draw:layer="layout" svg:x1="1.542cm" svg:y1="8.2cm" svg:x2="11.4cm" svg:y2="11.2cm">
          <text:p text:style-name="P5"><text:s text:c="2"/></text:p>
        </draw:line>
        <draw:line draw:style-name="gr28" draw:text-style-name="P21" draw:layer="layout" svg:x1="5.2cm" svg:y1="8.2cm" svg:x2="12.6cm" svg:y2="11.1cm">
          <text:p text:style-name="P5"><text:s text:c="2"/></text:p>
        </draw:line>
        <draw:line draw:style-name="gr29" draw:text-style-name="P22" draw:layer="layout" svg:x1="15.301cm" svg:y1="13.5cm" svg:x2="17.501cm" svg:y2="13.5cm">
          <text:p/>
        </draw:line>
        <draw:custom-shape draw:style-name="gr30" draw:text-style-name="P20" draw:layer="layout" svg:width="5.401cm" svg:height="2.2cm" draw:transform="skewX (0.00139626340159546) translate (17.303cm 12.4cm)">
          <text:p text:style-name="P5">Output</text:p>
          <draw:enhanced-geometry svg:viewBox="0 0 21600 21600" draw:type="rectangle" draw:enhanced-path="M 0 0 L 21600 0 21600 21600 0 21600 0 0 Z N"/>
        </draw:custom-shape>
        <draw:custom-shape draw:style-name="gr31" draw:text-style-name="P20" draw:layer="layout" svg:width="4.202cm" svg:height="1.7cm" draw:transform="skewX (-0.0158824961931484) rotate (-0.016929693744346) translate (11.201cm 14.02cm)">
          <text:p text:style-name="P5">3X3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4.848cm" svg:height="11.136cm" svg:x="3.075cm" svg:y="2.257cm" draw:page-number="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blue1" style:family="table-cell" style:parent-style-name="default">
      <loext:graphic-properties draw:fill="solid" draw:fill-color="#99ccff"/>
    </style:style>
    <style:style style:name="blue2" style:family="table-cell" style:parent-style-name="default">
      <loext:graphic-properties draw:fill="solid" draw:fill-color="#0099ff"/>
    </style:style>
    <style:style style:name="blue3" style:family="table-cell" style:parent-style-name="default">
      <loext:graphic-properties draw:fill="solid" draw:fill-color="#0066cc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table:table-template text:style-name="blue">
      <table:first-row table:style-name="blue3"/>
      <table:last-row table:style-name="blue3"/>
      <table:first-column table:style-name="blue3"/>
      <table:last-column table:style-name="blue3"/>
      <table:odd-rows table:style-name="blue2"/>
      <table:odd-columns table:style-name="blue2"/>
      <table:body table:style-name="blue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29T18:59:31.501455045</meta:creation-date>
    <dc:date>2018-10-03T13:40:17.978697431</dc:date>
    <meta:editing-duration>P1DT1H45M7S</meta:editing-duration>
    <meta:editing-cycles>10</meta:editing-cycles>
    <meta:generator>LibreOffice/5.1.6.2$Linux_X86_64 LibreOffice_project/10m0$Build-2</meta:generator>
    <meta:document-statistic meta:object-count="198"/>
  </office:meta>
</office:document-meta>
</file>